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automatic-styles/>
  <office:body>
    <office:text>
      <text:h text:outline-level="1" text:style-name="Standard">GroupBuild Resources Page Enhancement</text:h>
      <text:p text:style-name="Standard">To improve the GroupBuild Resources Page further—especially now that you’ve shared the logo and clarified branding rules—I suggest the following detailed enhancements, categorized for clarity:</text:p>
      <text:p text:style-name="Standard"/>
      <text:p text:style-name="Standard">...</text:p>
      <text:p text:style-name="Standard"/>
      <text:p text:style-name="Standard">1. **Combine the results of the above 4 recommendations into GB_Resources_Page_MVP_Plan_v4.odt** and insert mockup manually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styles>
    <style:style style:name="Standard" style:family="paragraph" style:display-name="Standard">
      <style:text-properties fo:font-family="Arial" fo:font-size="10pt"/>
      <style:paragraph-properties fo:margin-bottom="0.2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xmlns:fo="urn:oasis:names:tc:opendocument:xmlns:xsl-fo-compatible:1.0" office:version="1.2">
  <office:meta>
    <meta:generator>ODFPY/1.4.1</meta:generator>
  </office:meta>
</office:document-meta>
</file>